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bcb3" officeooo:paragraph-rsid="001ebcb3"/>
    </style:style>
    <style:style style:name="P2" style:family="paragraph" style:parent-style-name="Standard">
      <style:text-properties officeooo:rsid="00200030" officeooo:paragraph-rsid="00200030"/>
    </style:style>
    <style:style style:name="P3" style:family="paragraph" style:parent-style-name="Standard">
      <style:text-properties officeooo:rsid="002025ff" officeooo:paragraph-rsid="002025ff"/>
    </style:style>
    <style:style style:name="P4" style:family="paragraph" style:parent-style-name="Standard">
      <style:text-properties style:font-name="sans-serif" fo:font-size="11pt" fo:font-weight="bold" officeooo:rsid="001ebcb3" officeooo:paragraph-rsid="001ebcb3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sans-serif" fo:font-size="11pt" officeooo:rsid="001ebcb3" officeooo:paragraph-rsid="001ebcb3" style:font-size-asian="11pt" style:font-size-complex="11pt"/>
    </style:style>
    <style:style style:name="P6" style:family="paragraph" style:parent-style-name="Standard">
      <style:text-properties style:font-name="sans-serif" fo:font-size="11pt" officeooo:rsid="00200030" officeooo:paragraph-rsid="00200030" style:font-size-asian="11pt" style:font-size-complex="11pt"/>
    </style:style>
    <style:style style:name="P7" style:family="paragraph" style:parent-style-name="Standard">
      <style:text-properties style:font-name="sans-serif" fo:font-size="11pt" officeooo:rsid="002025ff" officeooo:paragraph-rsid="002025ff" style:font-size-asian="11pt" style:font-size-complex="11pt"/>
    </style:style>
    <style:style style:name="P8" style:family="paragraph" style:parent-style-name="Standard">
      <style:text-properties style:font-name="sans-serif" fo:font-size="11pt" fo:font-weight="normal" officeooo:rsid="0024fbac" officeooo:paragraph-rsid="0024fbac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ke:</text:p>
      <text:p text:style-name="P5">#extra libs used in the project (for instance -lpthread)</text:p>
      <text:p text:style-name="P5">LIBS<text:tab/>= -lpthread</text:p>
      <text:p text:style-name="P5">GRAPH = `pkg-config --libs --cflags sfml-system sfml-window sfml-graphics sfml-audio sfml-network`</text:p>
      <text:p text:style-name="P1"/>
      <text:p text:style-name="P6">avec: $(EXE_NAME)</text:p>
      <text:p text:style-name="P2"/>
      <text:p text:style-name="P6">$(EXE_NAME): main.o</text:p>
      <text:p text:style-name="P6"><text:tab/>$(COMPILER) -o $(BINDIR)/$(EXE_NAME) $(BINDIR)/*.o $(LIBS) $(GRAPH) $(FLAGS)</text:p>
      <text:p text:style-name="P2"/>
      <text:p text:style-name="P7">#graphique.o:</text:p>
      <text:p text:style-name="P7">#<text:tab/>$(OBJ) -o $(BINDIR)/graphique.o $(SRCDIR)/graphique.cpp</text:p>
      <text:p text:style-name="P3"/>
      <text:p text:style-name="P3"/>
      <text:p text:style-name="P8">Pour l'etape 1: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6:20:44.729397740</meta:creation-date>
    <meta:generator>LibreOffice/4.2.8.2$Linux_X86_64 LibreOffice_project/420m0$Build-2</meta:generator>
    <meta:editing-duration>PT11M44S</meta:editing-duration>
    <meta:editing-cycles>8</meta:editing-cycles>
    <dc:date>2016-11-12T11:12:08.227170787</dc:date>
    <meta:document-statistic meta:table-count="0" meta:image-count="0" meta:object-count="0" meta:page-count="1" meta:paragraph-count="10" meta:word-count="45" meta:character-count="375" meta:non-whitespace-character-count="339"/>
  </office:meta>
</office:document-meta>
</file>